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1.59cm" svg:height="5.677cm" svg:x="3.048cm" svg:y="5.334cm" presentation:class="title" presentation:user-transformed="true">
          <draw:text-box>
            <text:p text:style-name="P2"><text:span text:style-name="T1">Práctica 4-3</text:span><text:span text:style-name="T1"><text:line-break/></text:span><text:span text:style-name="T1">Recursividad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11-18T10:15:21.767992820</dc:date>
    <meta:editing-duration>P7DT21H10M4S</meta:editing-duration>
    <meta:editing-cycles>504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